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d7" draw:textarea-horizontal-align="justify" draw:textarea-vertical-align="top" draw:auto-grow-height="false" fo:min-height="5.014cm" fo:min-width="6.5cm" style:writing-mode="lr-tb"/>
      <style:paragraph-properties style:writing-mode="lr-tb"/>
    </style:style>
    <style:style style:name="gr2" style:family="graphic" style:parent-style-name="standard">
      <style:graphic-properties svg:stroke-color="#000000" draw:fill="solid" draw:fill-color="#ffffd7" draw:textarea-horizontal-align="justify" draw:textarea-vertical-align="top" draw:auto-grow-height="false" fo:min-height="1.5cm" fo:min-width="3.75cm" style:writing-mode="lr-tb"/>
      <style:paragraph-properties style:writing-mode="lr-tb"/>
    </style:style>
    <style:style style:name="gr3" style:family="graphic" style:parent-style-name="objectwithoutfill" style:list-style-name="L1">
      <style:graphic-properties draw:marker-end="Puntas_20_de_20_flecha_20_1" draw:marker-end-width="0.3cm" draw:fill="none" draw:textarea-vertical-align="top"/>
      <style:paragraph-properties style:writing-mode="lr-tb"/>
    </style:style>
    <style:style style:name="gr4" style:family="graphic" style:parent-style-name="standard">
      <style:graphic-properties svg:stroke-color="#000000" draw:fill="solid" draw:fill-color="#ffffd7" draw:textarea-horizontal-align="justify" draw:textarea-vertical-align="top" draw:auto-grow-height="false" fo:min-height="1.75cm" fo:min-width="3.75cm" style:writing-mode="lr-tb"/>
      <style:paragraph-properties style:writing-mode="lr-tb"/>
    </style:style>
    <style:style style:name="gr5" style:family="graphic" style:parent-style-name="standard">
      <style:graphic-properties svg:stroke-color="#000000" draw:fill="solid" draw:fill-color="#ffffd7" draw:textarea-horizontal-align="justify" draw:textarea-vertical-align="top" draw:auto-grow-height="false" fo:min-height="1.25cm" fo:min-width="6.5cm" style:writing-mode="lr-tb"/>
      <style:paragraph-properties style:writing-mode="lr-tb"/>
    </style:style>
    <style:style style:name="gr6" style:family="graphic" style:parent-style-name="objectwithoutfill" style:list-style-name="L1">
      <style:graphic-properties draw:marker-end="Puntas_20_de_20_flecha_20_2" draw:marker-end-width="0.3cm" draw:fill="none" draw:textarea-vertical-align="top"/>
      <style:paragraph-properties style:writing-mode="lr-tb"/>
    </style:style>
    <style:style style:name="gr7" style:family="graphic" style:parent-style-name="objectwithoutfill" style:list-style-name="L1">
      <style:graphic-properties draw:marker-end="Puntas_20_de_20_flecha_20_3" draw:marker-end-width="0.3cm" draw:fill="none" draw:textarea-vertical-align="bottom"/>
      <style:paragraph-properties style:writing-mode="lr-tb"/>
    </style:style>
    <style:style style:name="gr8" style:family="graphic" style:parent-style-name="objectwithoutfill" style:list-style-name="L1">
      <style:graphic-properties draw:marker-end="Puntas_20_de_20_flecha_20_4" draw:marker-end-width="0.3cm" draw:fill="none" draw:textarea-vertical-align="bottom"/>
      <style:paragraph-properties style:writing-mode="lr-tb"/>
    </style:style>
    <style:style style:name="gr9" style:family="graphic" style:parent-style-name="objectwithoutfill">
      <style:graphic-properties draw:marker-end="Puntas_20_de_20_flecha_20_5" draw:marker-end-width="0.3cm" draw:fill="none" draw:textarea-vertical-align="top"/>
      <style:paragraph-properties style:writing-mode="lr-tb"/>
    </style:style>
    <style:style style:name="gr10" style:family="graphic" style:parent-style-name="objectwithoutfill">
      <style:graphic-properties draw:marker-end="Puntas_20_de_20_flecha_20_6" draw:marker-end-width="0.3cm" draw:fill="none" draw:textarea-vertical-align="top"/>
      <style:paragraph-properties style:writing-mode="lr-tb"/>
    </style:style>
    <style:style style:name="gr11" style:family="graphic" style:parent-style-name="objectwithoutfill">
      <style:graphic-properties draw:marker-end="Puntas_20_de_20_flecha_20_7" draw:marker-end-width="0.3cm" draw:fill="none" draw:textarea-vertical-align="top"/>
      <style:paragraph-properties style:writing-mode="lr-tb"/>
    </style:style>
    <style:style style:name="gr12" style:family="graphic" style:parent-style-name="standard">
      <style:graphic-properties svg:stroke-color="#000000" draw:fill="solid" draw:fill-color="#ffffd7" draw:textarea-horizontal-align="justify" draw:textarea-vertical-align="top" draw:auto-grow-height="false" fo:min-height="2.5cm" fo:min-width="6.75cm" style:writing-mode="lr-tb"/>
      <style:paragraph-properties style:writing-mode="lr-tb"/>
    </style:style>
    <style:style style:name="gr13" style:family="graphic" style:parent-style-name="objectwithoutfill">
      <style:graphic-properties draw:marker-end="Puntas_20_de_20_flecha_20_8" draw:marker-end-width="0.3cm" draw:fill="none" draw:textarea-vertical-align="top"/>
      <style:paragraph-properties style:writing-mode="lr-tb"/>
    </style:style>
    <style:style style:name="gr14" style:family="graphic" style:parent-style-name="standard">
      <style:graphic-properties draw:marker-start="" draw:marker-end="Puntas_20_de_20_flecha_20_12" draw:textarea-vertical-align="bottom"/>
      <style:paragraph-properties style:writing-mode="lr-tb"/>
    </style:style>
    <style:style style:name="gr15" style:family="graphic" style:parent-style-name="standard">
      <style:graphic-properties draw:marker-start="" draw:marker-end="Puntas_20_de_20_flecha_20_12" draw:textarea-vertical-align="top"/>
      <style:paragraph-properties style:writing-mode="lr-tb"/>
    </style:style>
    <style:style style:name="gr16" style:family="graphic" style:parent-style-name="standard" style:list-style-name="L1">
      <style:graphic-properties svg:stroke-color="#000000" draw:fill="solid" draw:fill-color="#ffffd7" draw:textarea-horizontal-align="justify" draw:textarea-vertical-align="top" draw:auto-grow-height="false" fo:min-height="2.5cm" fo:min-width="7.25cm" style:writing-mode="lr-tb"/>
      <style:paragraph-properties style:writing-mode="lr-tb"/>
    </style:style>
    <style:style style:name="P1" style:family="paragraph">
      <style:paragraph-properties fo:text-align="start"/>
      <style:text-properties fo:font-size="11pt" style:font-size-asian="14pt" style:font-size-complex="14pt"/>
    </style:style>
    <style:style style:name="P2" style:family="paragraph">
      <loext:graphic-properties draw:fill="solid" draw:fill-color="#ffffd7"/>
      <style:paragraph-properties fo:text-align="start" style:writing-mode="lr-tb"/>
      <style:text-properties fo:font-size="11pt" style:font-size-asian="14pt" style:font-size-complex="14pt"/>
    </style:style>
    <style:style style:name="P3" style:family="paragraph">
      <style:paragraph-properties fo:margin-left="1cm" fo:margin-right="0cm" fo:margin-top="0cm" fo:margin-bottom="0cm" fo:line-height="100%" fo:text-align="start" fo:text-indent="0cm"/>
    </style:style>
    <style:style style:name="P4" style:family="paragraph">
      <loext:graphic-properties draw:fill="none"/>
      <style:paragraph-properties fo:margin-left="1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1.1cm" fo:margin-bottom="0cm" fo:line-height="100%" fo:text-align="start" fo:text-indent="0cm"/>
    </style:style>
    <style:style style:name="P8" style:family="paragraph">
      <loext:graphic-properties draw:fill="none"/>
      <style:paragraph-properties fo:margin-left="0cm" fo:margin-right="0cm" fo:margin-top="1.1cm" fo:margin-bottom="0cm" fo:line-height="100%" fo:text-align="start" fo:text-indent="0cm"/>
      <style:text-properties fo:font-size="11pt"/>
    </style:style>
    <style:style style:name="P9" style:family="paragraph">
      <style:paragraph-properties fo:margin-left="0cm" fo:margin-right="0cm" fo:margin-top="0cm" fo:margin-bottom="0cm" fo:line-height="100%" fo:text-align="end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fo:font-size="11pt"/>
    </style:style>
    <style:style style:name="P11" style:family="paragraph">
      <style:paragraph-properties fo:margin-left="0cm" fo:margin-right="0cm" fo:margin-top="0cm" fo:margin-bottom="0cm" fo:line-height="100%" fo:text-align="start" fo:text-indent="0cm"/>
      <style:text-properties fo:font-size="11pt" style:font-size-asian="14pt" style:font-size-complex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end" fo:text-indent="0cm"/>
    </style:style>
    <style:style style:name="P13" style:family="paragraph">
      <style:paragraph-properties fo:text-align="center"/>
      <style:text-properties fo:font-size="11pt" style:font-size-asian="11pt" style:font-size-complex="11pt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4pt" style:font-size-complex="14pt"/>
    </style:style>
    <style:style style:name="T1" style:family="text">
      <style:text-properties fo:font-size="11pt" style:font-size-asian="14pt" style:font-size-complex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1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layout" svg:width="7cm" svg:height="5.264cm" draw:transform="skewX (0.00122173047639603) rotate (0.00122173047639603) translate (1cm 0.99cm)">
          <draw:glue-point draw:id="8" svg:x="5cm" svg:y="-2.592cm"/>
          <draw:glue-point draw:id="9" svg:x="5cm" svg:y="3.096cm"/>
          <draw:glue-point draw:id="10" svg:x="3.571cm" svg:y="4.992cm"/>
          <draw:glue-point draw:id="11" svg:x="-3.571cm" svg:y="5.002cm"/>
          <text:p text:style-name="P1"><text:span text:style-name="T1">SVGDrawing.js:</text:span></text:p>
          <text:p text:style-name="P1"><text:span text:style-name="T1"><text:s/></text:span><text:span text:style-name="T1">- createMarkerArrow()</text:span></text:p>
          <text:p text:style-name="P1"><text:span text:style-name="T1"><text:s/></text:span><text:span text:style-name="T1">- ensureSharedMarkerDefs()</text:span></text:p>
          <text:p text:style-name="P1"><text:span text:style-name="T1"><text:s/></text:span><text:span text:style-name="T1">- drawSegment()</text:span></text:p>
          <text:p text:style-name="P1"><text:span text:style-name="T1"><text:s/></text:span><text:span text:style-name="T1">- drawCircle()</text:span></text:p>
          <text:p text:style-name="P1"><text:span text:style-name="T1"><text:s/></text:span><text:span text:style-name="T1">- textWithSubscript()</text:span></text:p>
          <text:p text:style-name="P1"><text:span text:style-name="T1"><text:s/></text:span><text:span text:style-name="T1">- renderMathExpression()</text:span></text:p>
          <text:p text:style-name="P1"><text:span text:style-name="T1"><text:s/></text:span><text:span text:style-name="T1">- writeText()</text:span></text:p>
          <text:p text:style-name="P1"><text:span text:style-name="T1"><text:s/></text:span><text:span text:style-name="T1">- writeVerticalText()</text:span></text:p>
          <text:p text:style-name="P1"><text:span text:style-name="T1"><text:s/></text:span><text:span text:style-name="T1">- generateFunctionPoints()</text:span></text:p>
          <text:p text:style-name="P1"><text:span text:style-name="T1"><text:s/></text:span><text:span text:style-name="T1">- validateObject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1" draw:id="id1" draw:layer="layout" svg:width="4.25cm" svg:height="1.75cm" svg:x="16.5cm" svg:y="1.5cm">
          <draw:glue-point draw:id="8" svg:x="5cm" svg:y="2.5cm"/>
          <draw:glue-point draw:id="9" svg:x="5cm" svg:y="-2.5cm"/>
          <text:p text:style-name="P1"><text:span text:style-name="T1">vectorsPage.js: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6.5cm" svg:y1="2.375cm" svg:x2="8cm" svg:y2="2.251cm" draw:start-shape="id1" draw:start-glue-point="5" draw:end-shape="id2" draw:end-glue-point="8" svg:d="M16500 2375h-4249v-124h-4251" svg:viewBox="0 0 8501 125">
          <text:p text:style-name="P3"><text:span text:style-name="T2">import { ensureSharedMarkerDefs,</text:span></text:p>
          <text:p text:style-name="P3"><text:span text:style-name="T2"><text:s text:c="4"/></text:span><text:span text:style-name="T2">textWithSubscript,</text:span></text:p>
          <text:p text:style-name="P3"><text:span text:style-name="T2"><text:s text:c="4"/></text:span><text:span text:style-name="T2">renderMathExpression,</text:span></text:p>
          <text:p text:style-name="P3"><text:span text:style-name="T2"><text:s text:c="4"/></text:span><text:span text:style-name="T2">writeValue}</text:span></text:p>
        </draw:connector>
        <draw:custom-shape draw:style-name="gr4" draw:text-style-name="P2" xml:id="id3" draw:id="id3" draw:layer="layout" svg:width="4.25cm" svg:height="2cm" svg:x="16.5cm" svg:y="4.206cm">
          <draw:glue-point draw:id="8" svg:x="5cm" svg:y="2.72cm"/>
          <draw:glue-point draw:id="9" svg:x="5cm" svg:y="-3.53cm"/>
          <text:p text:style-name="P1"><text:span text:style-name="T1">kinematicsPage.js: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4" draw:id="id4" draw:layer="layout" svg:width="7cm" svg:height="1.5cm" svg:x="11cm" svg:y="10.25cm">
          <draw:glue-point draw:id="8" svg:x="5cm" svg:y="-1.666cm"/>
          <draw:glue-point draw:id="9" svg:x="5cm" svg:y="1.666cm"/>
          <text:p text:style-name="P1"><text:span text:style-name="T1">CartesianPlane.js: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6" draw:layer="layout" svg:x1="16.5cm" svg:y1="5.206cm" svg:x2="8cm" svg:y2="5.249cm" draw:start-shape="id3" draw:start-glue-point="5" draw:end-shape="id2" draw:end-glue-point="9" svg:d="M16500 5206h-4249v43h-4251" svg:viewBox="0 0 8501 44">
          <text:p text:style-name="P5"><text:span text:style-name="T2"><text:tab/></text:span><text:span text:style-name="T2">import { ensureSharedMarkerDefs,</text:span></text:p>
          <text:p text:style-name="P5"><text:span text:style-name="T2"><text:s text:c="4"/></text:span><text:span text:style-name="T2">generateFunctionPoints}</text:span></text:p>
        </draw:connector>
        <draw:custom-shape draw:style-name="gr5" draw:text-style-name="P2" xml:id="id5" draw:id="id5" draw:layer="layout" svg:width="7cm" svg:height="1.5cm" svg:x="11cm" svg:y="14cm">
          <draw:glue-point draw:id="8" svg:x="5cm" svg:y="-3.333cm"/>
          <draw:glue-point draw:id="9" svg:x="5cm" svg:y="3.333cm"/>
          <text:p text:style-name="P1"><text:span text:style-name="T1">EuclideanSpace.js: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6" draw:layer="layout" svg:x1="11cm" svg:y1="11cm" svg:x2="4.502cm" svg:y2="6.252cm" draw:start-shape="id4" draw:start-glue-point="5" draw:end-shape="id2" draw:end-glue-point="6" svg:d="M11000 11000h-6498v-4748" svg:viewBox="0 0 6499 4749">
          <text:p text:style-name="P5"><text:span text:style-name="T3">import { validateObject,</text:span></text:p>
          <text:p text:style-name="P5"><text:span text:style-name="T3"><text:s text:c="4"/></text:span><text:span text:style-name="T3">writeText,</text:span></text:p>
          <text:p text:style-name="P5"><text:span text:style-name="T3"><text:s text:c="4"/></text:span><text:span text:style-name="T3">writeVerticalText,</text:span></text:p>
          <text:p text:style-name="P5"><text:span text:style-name="T3"><text:s text:c="4"/></text:span><text:span text:style-name="T3">drawCircle,</text:span></text:p>
          <text:p text:style-name="P5"><text:span text:style-name="T3"><text:s text:c="4"/></text:span><text:span text:style-name="T3">drawSegment}</text:span></text:p>
        </draw:connector>
        <draw:connector draw:style-name="gr8" draw:text-style-name="P8" draw:layer="layout" svg:x1="11cm" svg:y1="14.75cm" svg:x2="2.001cm" svg:y2="6.254cm" draw:start-shape="id5" draw:start-glue-point="5" draw:end-shape="id2" draw:end-glue-point="11" svg:d="M11000 14750h-8999v-8496" svg:viewBox="0 0 9000 8497">
          <text:p text:style-name="P7"><text:span text:style-name="T3"/></text:p>
          <text:p text:style-name="P5"><text:span text:style-name="T3"/></text:p>
          <text:p text:style-name="P5"><text:span text:style-name="T3"/></text:p>
          <text:p text:style-name="P5"><text:span text:style-name="T3">import { validateObject,</text:span></text:p>
          <text:p text:style-name="P5"><text:span text:style-name="T3"><text:s text:c="4"/></text:span><text:span text:style-name="T3">writeText,</text:span></text:p>
          <text:p text:style-name="P5"><text:span text:style-name="T3"><text:s text:c="4"/></text:span><text:span text:style-name="T3">drawCircle,</text:span></text:p>
          <text:p text:style-name="P5"><text:span text:style-name="T3"><text:s text:c="4"/></text:span><text:span text:style-name="T3">drawSegment}</text:span></text:p>
        </draw:connector>
        <draw:connector draw:style-name="gr9" draw:text-style-name="P10" draw:layer="layout" draw:line-skew="5.498cm" svg:x1="20.75cm" svg:y1="5.75cm" svg:x2="18cm" svg:y2="11cm" draw:start-shape="id3" draw:start-glue-point="8" draw:end-shape="id4" draw:end-glue-point="7" svg:d="M20750 5750h6000v5250h-8750" svg:viewBox="0 0 8751 5251">
          <text:p text:style-name="P9"><text:span text:style-name="T4">import CartesianPlane</text:span></text:p>
        </draw:connector>
        <draw:connector draw:style-name="gr10" draw:text-style-name="P10" draw:layer="layout" draw:line-skew="6.998cm" svg:x1="20.75cm" svg:y1="1.938cm" svg:x2="18cm" svg:y2="15.249cm" draw:start-shape="id1" draw:start-glue-point="9" draw:end-shape="id5" draw:end-glue-point="9" svg:d="M20750 1938h7500v13311h-10250" svg:viewBox="0 0 10251 13312">
          <text:p text:style-name="P9"><text:span text:style-name="T4">Import EuclideanSpace</text:span></text:p>
        </draw:connector>
        <draw:connector draw:style-name="gr11" draw:text-style-name="P10" draw:layer="layout" draw:line-skew="6.498cm" svg:x1="20.75cm" svg:y1="2.812cm" svg:x2="18cm" svg:y2="11.249cm" draw:start-shape="id1" draw:start-glue-point="8" draw:end-shape="id4" draw:end-glue-point="9" svg:d="M20750 2812h7000v8437h-9750" svg:viewBox="0 0 9751 8438">
          <text:p text:style-name="P9"><text:span text:style-name="T4">import CartesianPlane</text:span></text:p>
        </draw:connector>
        <draw:custom-shape draw:style-name="gr12" draw:text-style-name="P2" draw:layer="layout" svg:width="7.25cm" svg:height="2.75cm" svg:x="2cm" svg:y="16cm">
          <text:p text:style-name="P1"><text:span text:style-name="T1">index.html -&gt; SelectLanguageIndex.js</text:span></text:p>
          <text:p text:style-name="P11"><text:span text:style-name="T3">vectors_es.html → </text:span><text:span text:style-name="T1">vectorsForm.js</text:span></text:p>
          <text:p text:style-name="P11"><text:span text:style-name="T1">vectors_es.html → vectorsPage.js</text:span></text:p>
          <text:p text:style-name="P11"><text:span text:style-name="T3">vectors_en.html → </text:span><text:span text:style-name="T1">vectorsForm.js</text:span></text:p>
          <text:p text:style-name="P11"><text:span text:style-name="T1">vectors_es.html → vectorsPage.js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2" draw:layer="layout" draw:line-skew="5.998cm" svg:x1="20.75cm" svg:y1="4.5cm" svg:x2="18cm" svg:y2="14.251cm" draw:start-shape="id3" draw:start-glue-point="9" draw:end-shape="id5" draw:end-glue-point="8" svg:d="M20750 4500h6500v9751h-9250" svg:viewBox="0 0 9251 9752">
          <text:p text:style-name="P9"><text:span text:style-name="T4">Import EuclideanSpace</text:span></text:p>
        </draw:connector>
        <draw:custom-shape draw:style-name="gr4" draw:text-style-name="P2" xml:id="id6" draw:id="id6" draw:layer="layout" svg:width="4.25cm" svg:height="2cm" svg:x="16.548cm" svg:y="6.747cm">
          <draw:glue-point draw:id="8" svg:x="5cm" svg:y="2.72cm"/>
          <draw:glue-point draw:id="9" svg:x="5cm" svg:y="-3.53cm"/>
          <text:p text:style-name="P1"><text:span text:style-name="T1">geometryPage.js: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13" draw:layer="layout" svg:x1="16.548cm" svg:y1="7.747cm" svg:x2="6.999cm" svg:y2="6.249cm" draw:start-shape="id6" draw:start-glue-point="5" draw:end-shape="id2" draw:end-glue-point="10" svg:d="M16548 7747h-9549v-1498" svg:viewBox="0 0 9550 1499">
          <text:p text:style-name="P13"><text:span text:style-name="T5">Import {ensureSharedMarkerDefs()}</text:span></text:p>
        </draw:connector>
        <draw:connector draw:style-name="gr15" draw:text-style-name="P14" draw:layer="layout" draw:line-skew="4.95cm" svg:x1="20.798cm" svg:y1="7.747cm" svg:x2="18cm" svg:y2="10.751cm" draw:start-shape="id6" draw:start-glue-point="7" draw:end-shape="id4" draw:end-glue-point="8" svg:d="M20798 7747h5452v3004h-8250" svg:viewBox="0 0 8251 3005">
          <text:p text:style-name="P9"><text:span text:style-name="T4">import CartesianPlane</text:span></text:p>
        </draw:connector>
        <draw:custom-shape draw:style-name="gr16" draw:text-style-name="P15" draw:layer="layout" svg:width="7.75cm" svg:height="2.75cm" svg:x="12.5cm" svg:y="16cm">
          <text:p text:style-name="P11"><text:span text:style-name="T3">geometry_es.html → geometryPage.js</text:span></text:p>
          <text:p text:style-name="P11"><text:span text:style-name="T3">geometry_es.html → </text:span><text:span text:style-name="T1">geometryPage.js</text:span></text:p>
          <text:p text:style-name="P11"><text:span text:style-name="T3">kinematics_en.html → kinematicsPage.js</text:span></text:p>
          <text:p text:style-name="P11"><text:span text:style-name="T3">kinematics_es.html → </text:span><text:span text:style-name="T1">kinematicsPage.js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7 20 13" svg:d="M0 20l10-13 10 13z"/>
    <draw:marker draw:name="Puntas_20_de_20_flecha_20_11" draw:display-name="Puntas de flecha 11" svg:viewBox="0 0 20 40" svg:d="M0 40l10-40 10 40z"/>
    <draw:marker draw:name="Puntas_20_de_20_flecha_20_12" draw:display-name="Puntas de flecha 12" svg:viewBox="0 0 1013 1130" svg:d="M1009 1050l-449-1008-22-30-29-12-34 12-21 26-449 1012-5 13v8l5 21 12 21 17 13 21 4h903l21-4 21-13 9-21 4-21v-8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7-12T11:50:43.314000000</meta:creation-date>
    <dc:date>2026-01-23T13:03:32.096000000</dc:date>
    <meta:editing-duration>PT14H44M37S</meta:editing-duration>
    <meta:editing-cycles>9</meta:editing-cycles>
    <meta:generator>LibreOffice/7.5.1.2$Windows_X86_64 LibreOffice_project/fcbaee479e84c6cd81291587d2ee68cba099e129</meta:generator>
    <meta:document-statistic meta:object-count="18"/>
  </office:meta>
</office:document-meta>
</file>